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-serif-pro" svg:font-family="source-serif-pro, Georgia, Cambria, 'Times New Roman', Times, serif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11486" officeooo:paragraph-rsid="00111486" style:font-weight-asian="bold" style:font-weight-complex="bold"/>
    </style:style>
    <style:style style:name="P3" style:family="paragraph" style:parent-style-name="Standard">
      <style:text-properties fo:font-weight="bold" officeooo:rsid="001387f3" officeooo:paragraph-rsid="001387f3" style:font-weight-asian="bold" style:font-weight-complex="bold"/>
    </style:style>
    <style:style style:name="P4" style:family="paragraph" style:parent-style-name="Standard">
      <style:text-properties fo:font-weight="bold" officeooo:rsid="00163024" officeooo:paragraph-rsid="00163024" style:font-weight-asian="bold" style:font-weight-complex="bold"/>
    </style:style>
    <style:style style:name="P5" style:family="paragraph" style:parent-style-name="Standard">
      <style:text-properties fo:font-weight="bold" officeooo:rsid="0016c5ba" officeooo:paragraph-rsid="0016c5ba" style:font-weight-asian="bold" style:font-weight-complex="bold"/>
    </style:style>
    <style:style style:name="P6" style:family="paragraph" style:parent-style-name="Standard">
      <style:text-properties fo:font-weight="bold" officeooo:rsid="001902fd" officeooo:paragraph-rsid="001902fd" style:font-weight-asian="bold" style:font-weight-complex="bold"/>
    </style:style>
    <style:style style:name="P7" style:family="paragraph" style:parent-style-name="Standard">
      <style:text-properties fo:font-weight="bold" officeooo:rsid="001d50ba" officeooo:paragraph-rsid="001d50ba" style:font-weight-asian="bold" style:font-weight-complex="bold"/>
    </style:style>
    <style:style style:name="P8" style:family="paragraph" style:parent-style-name="Standard">
      <style:text-properties fo:font-weight="bold" officeooo:rsid="001ebc31" officeooo:paragraph-rsid="001ebc31" style:font-weight-asian="bold" style:font-weight-complex="bold"/>
    </style:style>
    <style:style style:name="P9" style:family="paragraph" style:parent-style-name="Standard">
      <style:text-properties fo:font-weight="bold" officeooo:rsid="001ff9b6" officeooo:paragraph-rsid="001ff9b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111486"/>
    </style:style>
    <style:style style:name="P11" style:family="paragraph" style:parent-style-name="Standard">
      <style:text-properties fo:font-weight="normal" officeooo:rsid="00111486" officeooo:paragraph-rsid="00111486" style:font-weight-asian="normal" style:font-weight-complex="normal"/>
    </style:style>
    <style:style style:name="P12" style:family="paragraph" style:parent-style-name="Standard">
      <style:text-properties fo:font-weight="normal" officeooo:rsid="001d50ba" officeooo:paragraph-rsid="001d50ba" style:font-weight-asian="normal" style:font-weight-complex="normal"/>
    </style:style>
    <style:style style:name="P13" style:family="paragraph" style:parent-style-name="Standard">
      <style:text-properties fo:font-weight="normal" officeooo:rsid="001387f3" officeooo:paragraph-rsid="001387f3" style:font-weight-asian="normal" style:font-weight-complex="normal"/>
    </style:style>
    <style:style style:name="P14" style:family="paragraph" style:parent-style-name="Standard">
      <style:text-properties fo:font-weight="normal" officeooo:rsid="001ccf58" style:font-weight-asian="normal" style:font-weight-complex="normal"/>
    </style:style>
    <style:style style:name="P15" style:family="paragraph" style:parent-style-name="Standard">
      <style:text-properties fo:font-weight="normal" officeooo:rsid="001902fd" officeooo:paragraph-rsid="001902fd" style:font-weight-asian="normal" style:font-weight-complex="normal"/>
    </style:style>
    <style:style style:name="P16" style:family="paragraph" style:parent-style-name="Standard">
      <style:text-properties fo:font-weight="normal" officeooo:rsid="00143774" style:font-weight-asian="normal" style:font-weight-complex="normal"/>
    </style:style>
    <style:style style:name="P17" style:family="paragraph" style:parent-style-name="Standard">
      <style:text-properties fo:font-weight="normal" officeooo:rsid="00163024" officeooo:paragraph-rsid="00163024" style:font-weight-asian="normal" style:font-weight-complex="normal"/>
    </style:style>
    <style:style style:name="P18" style:family="paragraph" style:parent-style-name="Standard">
      <style:text-properties fo:font-weight="normal" officeooo:rsid="001ff9b6" officeooo:paragraph-rsid="0016c5ba" style:font-weight-asian="normal" style:font-weight-complex="normal"/>
    </style:style>
    <style:style style:name="P19" style:family="paragraph" style:parent-style-name="Heading_20_1">
      <style:paragraph-properties fo:margin-left="0cm" fo:margin-right="0cm" style:line-height-at-least="0.794cm" fo:orphans="2" fo:widows="2" fo:text-indent="0cm" style:auto-text-indent="false"/>
      <style:text-properties fo:font-variant="normal" fo:text-transform="none" fo:color="#242424" style:font-name="Chandas" fo:font-size="10pt" fo:font-style="normal" fo:font-weight="normal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margin-left="0cm" fo:margin-right="0cm" style:line-height-at-least="0.847cm" fo:orphans="2" fo:widows="2" fo:text-indent="0cm" style:auto-text-indent="false"/>
      <style:text-properties fo:font-variant="normal" fo:text-transform="none" fo:color="#242424" style:font-name="Chandas" fo:font-size="10pt" fo:font-style="normal" fo:font-weight="normal" style:font-size-asian="10pt" style:font-size-complex="10pt"/>
    </style:style>
    <style:style style:name="P21" style:family="paragraph" style:parent-style-name="Text_20_body">
      <style:paragraph-properties fo:margin-left="0cm" fo:margin-right="0cm" style:line-height-at-least="0.847cm" fo:orphans="2" fo:widows="2" fo:text-indent="0cm" style:auto-text-indent="false"/>
      <style:text-properties fo:font-variant="normal" fo:text-transform="none" fo:color="#242424" style:font-name="Chandas" fo:font-size="10pt" fo:font-style="normal" fo:font-weight="normal"/>
    </style:style>
    <style:style style:name="T1" style:family="text">
      <style:text-properties officeooo:rsid="0012b9f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b9fd" style:font-weight-asian="normal" style:font-weight-complex="normal"/>
    </style:style>
    <style:style style:name="T4" style:family="text">
      <style:text-properties fo:font-weight="normal" officeooo:rsid="00143774" style:font-weight-asian="normal" style:font-weight-complex="normal"/>
    </style:style>
    <style:style style:name="T5" style:family="text">
      <style:text-properties fo:font-weight="normal" officeooo:rsid="001832ce" style:font-weight-asian="normal" style:font-weight-complex="normal"/>
    </style:style>
    <style:style style:name="T6" style:family="text">
      <style:text-properties fo:font-weight="normal" officeooo:rsid="0019daef" style:font-weight-asian="normal" style:font-weight-complex="normal"/>
    </style:style>
    <style:style style:name="T7" style:family="text">
      <style:text-properties fo:font-weight="normal" officeooo:rsid="001ccf58" style:font-weight-asian="normal" style:font-weight-complex="normal"/>
    </style:style>
    <style:style style:name="T8" style:family="text">
      <style:text-properties fo:font-weight="normal" officeooo:rsid="001ff9b6" style:font-weight-asian="normal" style:font-weight-complex="normal"/>
    </style:style>
    <style:style style:name="T9" style:family="text">
      <style:text-properties officeooo:rsid="0014377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source-serif-pro" fo:letter-spacing="normal" style:font-size-asian="10pt" style:font-size-complex="10pt"/>
    </style:style>
    <style:style style:name="T12" style:family="text">
      <style:text-properties style:font-size-asian="10pt" style:font-size-complex="10pt"/>
    </style:style>
    <style:style style:name="T13" style:family="text">
      <style:text-properties officeooo:rsid="0025b1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 5 features - </text:p>
      <text:p text:style-name="P11"><text:s text:c="3"/>Intro of audio and video tags,header and footer tag, nav tag, storage, email attribute,placeholder</text:p>
      <text:p text:style-name="P2">CSS3 featues -</text:p>
      <text:p text:style-name="P11"><text:s text:c="3"/>advance transition and animation, multiple background, multiple column layout, opacity, rounded corner,<text:span text:style-name="T1">transform,wordwrapping,text shadow</text:span></text:p>
      <text:p text:style-name="P1">storage in HTML - </text:p>
      <text:p text:style-name="P10"><text:s text:c="5"/>window.localStorage - stores data with no expiration date</text:p>
      <text:p text:style-name="P10"><text:s text:c="5"/>window.sessionStorage - stores data for one session (data is lost when the browser tab is closed)</text:p>
      <text:p text:style-name="P1">iframe in html- </text:p>
      <text:p text:style-name="Standard"><text:s text:c="3"/><text:span text:style-name="T1">Iframe is an html element representing a nested bworsing context , embedding another html page in to the current one. Generally use for embedding mulltimedia and maps.</text:span></text:p>
      <text:p text:style-name="P1">which video type support html 5 – <text:span text:style-name="T3">mp4 ogg webm</text:span></text:p>
      <text:p text:style-name="P1">heading tag sizes in html – <text:span text:style-name="T3">h1 to h6</text:span></text:p>
      <text:p text:style-name="P1">maque tag – <text:span text:style-name="T3">marque tag is used to scroll a text, image to all four directions.</text:span></text:p>
      <text:p text:style-name="P1">What is DOM -</text:p>
      <text:p text:style-name="P3"><text:s text:c="3"/><text:span text:style-name="T2"><text:s/>Dom refers to document object model . When page is loaded the browser creates a dom of <text:s text:c="9"/>t <text:s text:c="4"/>the page.</text:span></text:p>
      <text:p text:style-name="P13"><text:s text:c="4"/>Dom is contrsucted as tree of object . It gives javascript the power to manipluate and create dynamic HTML.</text:p>
      <text:p text:style-name="P3"><text:s text:c="5"/></text:p>
      <text:p text:style-name="P3"/>
      <text:p text:style-name="P1">how can you integrate css in react</text:p>
      <text:p text:style-name="P1"/>
      <text:p text:style-name="P1"/>
      <text:p text:style-name="P1">REACT:-</text:p>
      <text:h text:style-name="P19" text:outline-level="1"><text:bookmark text:name="a1a8"/>Single-Page Application</text:h>
      <text:p text:style-name="P21"><text:bookmark text:name="2c4a"/><text:span text:style-name="T12">A single-page application is an app that works inside a browser and does not require page reloading during use. You are using this type of applications every day. These are, for instance: Gmail, Google Maps, Facebook or GitHub.<text:line-break/>SPAs are all about serving an outstanding UX by trying to imitate a “natural” environment in the browser — no page reloads, no extra wait time. It is just one web page that you visit which then loads all other content using JavaScript — which they heavily depend on. </text:span><text:bookmark text:name="ef01"/><text:span text:style-name="T11">SPA is fast, as most resources (HTML+CSS+Scripts) are only loaded once throughout the lifespan of application. Only data is transmitted back and forth.</text:span></text:p>
      <text:p text:style-name="P20"/>
      <text:p text:style-name="P1"/>
      <text:p text:style-name="P1">Pure component</text:p>
      <text:p text:style-name="P1">componentShouldUpdate</text:p>
      <text:p text:style-name="P1">local storage vs session storage vs cookies with example</text:p>
      <text:p text:style-name="P1">size of local storage</text:p>
      <text:p text:style-name="P1">context in react js with example</text:p>
      <text:p text:style-name="P1">virtual dom</text:p>
      <text:p text:style-name="P1"><text:soft-page-break/>props drilling</text:p>
      <text:p text:style-name="P1">why to use webpack</text:p>
      <text:p text:style-name="P1">From where which file react start rendering</text:p>
      <text:p text:style-name="P1">How react code will get executed</text:p>
      <text:p text:style-name="P1">How to achieve application optimization - useCallback, useMemo</text:p>
      <text:p text:style-name="P1">diff b/w normal reducer vs useReducer</text:p>
      <text:p text:style-name="P1">class vs className</text:p>
      <text:p text:style-name="P1">Redux thunk, redux saga (put,call, every)</text:p>
      <text:p text:style-name="P1">can you use redux without api call</text:p>
      <text:p text:style-name="P1">Higher Order Component Purpose example</text:p>
      <text:p text:style-name="P1">make a small component with name / password &gt; with validation</text:p>
      <text:p text:style-name="P1">where you will perform an api call if you need the data before componentDid mount</text:p>
      <text:p text:style-name="P1">lifecycle method use in functional component</text:p>
      <text:p text:style-name="P1">webpack question</text:p>
      <text:p text:style-name="P1"/>
      <text:p text:style-name="P1">JAVASCRIPT</text:p>
      <text:p text:style-name="P1">es6 features – <text:span text:style-name="T6">let const keyword, arrow function , destructuring , template lierals, default parameters, classes, promises, multi -line string</text:span></text:p>
      <text:p text:style-name="P1">why we use promises</text:p>
      <text:p text:style-name="P1">write promise code and explain</text:p>
      <text:p text:style-name="P1">diff b/w promieses and async await</text:p>
      <text:p text:style-name="P1">call , apply, bind with example - <text:span text:style-name="T2"><text:s/></text:span><text:span text:style-name="T7">call , apply, bind are predefined methods that are available on a function allows user to control the this value and invoke the function in a different way.</text:span></text:p>
      <text:p text:style-name="P14"/>
      <text:p text:style-name="P1">rest and spread operator with example</text:p>
      <text:p text:style-name="P1">what is jsx can browser understands JSX. </text:p>
      <text:p text:style-name="P1">without npm project will run</text:p>
      <text:p text:style-name="P1">what is closure – <text:span text:style-name="T7">closers are an ability of a function to remember the variables and function declared in its outer scope.</text:span></text:p>
      <text:p text:style-name="P14"/>
      <text:p text:style-name="P6">this keyword – <text:span text:style-name="T2">refers to a object that the function is a property of.</text:span></text:p>
      <text:p text:style-name="P15"/>
      <text:p text:style-name="P7">Callback hell – <text:span text:style-name="T2">callback hells also known as “pyramids of Doom” is a situation in ashynchronus programming where callbacks are nested within other callbacks many level deep, which makes the code hard to read , understand, maintain.</text:span></text:p>
      <text:p text:style-name="P12"/>
      <text:p text:style-name="P8">Call stack – <text:span text:style-name="T2">Call stack in javascript is a mechanism for managin</text:span><text:span text:style-name="T8">g</text:span><text:span text:style-name="T2"> function invocations. It operates on last in first out basis, meaning the last function is called is the first function to be completed.</text:span></text:p>
      <text:p text:style-name="P12"/>
      <text:p text:style-name="P1">diff let var const</text:p>
      <text:p text:style-name="P1"><text:s text:c="4"/><text:span text:style-name="T4">var can be redecalred but let and const can not be redecalred </text:span></text:p>
      <text:p text:style-name="P16"><text:s text:c="4"/>let can be intialized without any value but for const we need to initialize the variable with a value</text:p>
      <text:p text:style-name="P4"><text:span text:style-name="T9">c</text:span>reation phase <text:span text:style-name="T2">– it will create window object , variable and function decalaration, it will decalred with a undefiened </text:span></text:p>
      <text:p text:style-name="P17"><text:span text:style-name="T10">execution phase</text:span> – it will intialize and execute the code line by line maitaining the call stack.</text:p>
      <text:p text:style-name="P4"><text:span text:style-name="T9">h</text:span>oisting<text:span text:style-name="T2">: during the creation phase javascript moves variable and declearation to the top</text:span></text:p>
      <text:p text:style-name="P17"/>
      <text:p text:style-name="P5">temporal dead zone<text:span text:style-name="T2">: the temporal dead zone is a</text:span><text:span text:style-name="T5">n</text:span><text:span text:style-name="T2"> area of block where a variable is inaccessible until the computer completely initialize it with a value .</text:span></text:p>
      <text:p text:style-name="P18"/>
      <text:p text:style-name="P9"><text:soft-page-break/>Event loop<text:span text:style-name="T2"> – event loop is a fundamental concept in javascript’s concurrrency model in ashychronus programming. It’s job is to managing the execution of code and handling asynchronus task efficiently.</text:span></text:p>
      <text:p text:style-name="P1"/>
      <text:p text:style-name="P1"><text:span text:style-name="T13">f</text:span>diff b/w map and forEach</text:p>
      <text:p text:style-name="P1">DIff b/w shallow copy and deep copy</text:p>
      <text:p text:style-name="P1"/>
      <text:p text:style-name="P1"/>
      <text:p text:style-name="P1"/>
      <text:p text:style-name="P1">coding question </text:p>
      <text:p text:style-name="P1">sort array without sort </text:p>
      <text:p text:style-name="P1"/>
      <text:p text:style-name="P1"/>
      <text:p text:style-name="P1">techno mangarial</text:p>
      <text:p text:style-name="P1">explain your role in you current project</text:p>
      <text:p text:style-name="P1">how to plan design architechture in frontend</text:p>
      <text:p text:style-name="P1">total workflow of your application works right from pushing code to repository</text:p>
      <text:p text:style-name="P1">Agile owrkflow sprint times</text:p>
      <text:p text:style-name="P1">component leve testing.</text:p>
      <text:p text:style-name="P1">knowledge of design principle and fundamentals of architechtur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-serif-pro" svg:font-family="source-serif-pro, Georgia, Cambria, 'Times New Roman', Times, serif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13T07:58:19.776012491</meta:creation-date>
    <meta:editing-duration>PT56S</meta:editing-duration>
    <meta:editing-cycles>2</meta:editing-cycles>
    <meta:generator>LibreOffice/6.4.7.2$Linux_X86_64 LibreOffice_project/40$Build-2</meta:generator>
    <dc:date>2024-08-13T07:58:38.838127421</dc:date>
    <meta:document-statistic meta:table-count="0" meta:image-count="0" meta:object-count="0" meta:page-count="3" meta:paragraph-count="72" meta:word-count="788" meta:character-count="4843" meta:non-whitespace-character-count="4051"/>
  </office:meta>
</office:document-meta>
</file>